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4">
      <style:paragraph-properties fo:text-align="start" style:justify-single-word="false"/>
    </style:style>
    <style:style style:name="P4" style:family="paragraph" style:parent-style-name="Text_20_body" style:list-style-name="L5">
      <style:paragraph-properties fo:text-align="start" style:justify-single-word="false"/>
    </style:style>
    <style:style style:name="P5" style:family="paragraph" style:parent-style-name="Text_20_body" style:list-style-name="L6">
      <style:paragraph-properties fo:text-align="start" style:justify-single-word="false"/>
    </style:style>
    <style:style style:name="P6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lan</text:h>
      <text:p text:style-name="P1"/>
      <text:p text:style-name="P1"/>
      <text:list xml:id="list1537436323" text:style-name="L1">
        <text:list-item>
          <text:p text:style-name="P2">page de garde</text:p>
        </text:list-item>
        <text:list-item>
          <text:p text:style-name="P2">sommaire</text:p>
        </text:list-item>
        <text:list-item>
          <text:p text:style-name="P2">Intro</text:p>
          <text:list>
            <text:list-item>
              <text:p text:style-name="P2">En quoi consiste notre projet?</text:p>
            </text:list-item>
            <text:list-item>
              <text:p text:style-name="P2">Pourquoi on l'a choisi?</text:p>
            </text:list-item>
            <text:list-item>
              <text:p text:style-name="P2">Quelle est la problématique?</text:p>
            </text:list-item>
            <text:list-item>
              <text:p text:style-name="P2">A quoi ça sert?</text:p>
            </text:list-item>
          </text:list>
        </text:list-item>
        <text:list-item>
          <text:p text:style-name="P2">Ce qu'on a fait?</text:p>
          <text:list>
            <text:list-item>
              <text:p text:style-name="P2">Les technologies</text:p>
            </text:list-item>
          </text:list>
        </text:list-item>
      </text:list>
      <text:list xml:id="list126744697" text:style-name="L4">
        <text:list-item>
          <text:list>
            <text:list-item>
              <text:list>
                <text:list-item>
                  <text:p text:style-name="P3">OPENCV</text:p>
                </text:list-item>
                <text:list-item>
                  <text:p text:style-name="P3">python</text:p>
                </text:list-item>
                <text:list-item>
                  <text:p text:style-name="P3">weka</text:p>
                </text:list-item>
                <text:list-item>
                  <text:p text:style-name="P3">java?</text:p>
                </text:list-item>
              </text:list>
            </text:list-item>
          </text:list>
        </text:list-item>
      </text:list>
      <text:list xml:id="list1989598541" text:continue-list="list1537436323" text:style-name="L1">
        <text:list-item>
          <text:list>
            <text:list-item>
              <text:p text:style-name="P2">Les principes de fonctionnement</text:p>
            </text:list-item>
          </text:list>
        </text:list-item>
      </text:list>
      <text:list xml:id="list216966838" text:style-name="L5">
        <text:list-item>
          <text:list>
            <text:list-item>
              <text:list>
                <text:list-item>
                  <text:p text:style-name="P4">OPENCV : les méthodes utiles</text:p>
                </text:list-item>
                <text:list-item>
                  <text:p text:style-name="P4">python : avantages et inconvénients</text:p>
                </text:list-item>
                <text:list-item>
                  <text:p text:style-name="P4">weka : présentation des algorithmes, résultats, pourquoi?</text:p>
                </text:list-item>
              </text:list>
            </text:list-item>
          </text:list>
        </text:list-item>
      </text:list>
      <text:list xml:id="list1277891020" text:continue-list="list1989598541" text:style-name="L1">
        <text:list-item>
          <text:list>
            <text:list-item>
              <text:p text:style-name="P2">Utilisation de ces technologies et pourquoi?</text:p>
            </text:list-item>
          </text:list>
        </text:list-item>
        <text:list-item>
          <text:p text:style-name="P2">Le corpus de donnés</text:p>
        </text:list-item>
      </text:list>
      <text:list xml:id="list483040386" text:style-name="L6">
        <text:list-item>
          <text:list>
            <text:list-item>
              <text:p text:style-name="P5">Qui?</text:p>
            </text:list-item>
            <text:list-item>
              <text:p text:style-name="P5">Combien?</text:p>
            </text:list-item>
            <text:list-item>
              <text:p text:style-name="P5">Répartition</text:p>
            </text:list-item>
            <text:list-item>
              <text:p text:style-name="P5">Problèmes</text:p>
            </text:list-item>
          </text:list>
        </text:list-item>
      </text:list>
      <text:list xml:id="list1661660200" text:continue-list="list1277891020" text:style-name="L1">
        <text:list-item>
          <text:p text:style-name="P2"/>
        </text:list-item>
        <text:list-item>
          <text:p text:style-name="P2">Index (définitions mots-clés)</text:p>
        </text:list-item>
        <text:list-item>
          <text:p text:style-name="P2">Bibliograph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1T16:55:19</dc:date>
    <meta:generator>OpenOffice.org/3.3$Unix OpenOffice.org_project/330m20$Build-9567</meta:generator>
    <meta:editing-duration>PT2H20M8S</meta:editing-duration>
    <meta:editing-cycles>17</meta:editing-cycles>
    <meta:document-statistic meta:table-count="0" meta:image-count="0" meta:object-count="0" meta:page-count="1" meta:paragraph-count="26" meta:word-count="97" meta:character-count="506"/>
  </office:meta>
</office:document-meta>
</file>